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21cm"/>
    </style:style>
    <style:style style:name="co2" style:family="table-column">
      <style:table-column-properties fo:break-before="auto" style:column-width="4.854cm"/>
    </style:style>
    <style:style style:name="co3" style:family="table-column">
      <style:table-column-properties fo:break-before="auto" style:column-width="6.0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885cm" fo:break-before="auto" style:use-optimal-row-height="true"/>
    </style:style>
    <style:style style:name="ro6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T1" style:family="text">
      <style:text-properties style:font-name-asian="Droid Sans Fallback" style:font-name-complex="FreeSans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Login</text:p>
          </table:table-cell>
          <table:table-cell office:value-type="string">
            <text:p>Name</text:p>
          </table:table-cell>
          <table:table-cell office:value-type="string">
            <text:p>Email</text:p>
          </table:table-cell>
          <table:table-cell office:value-type="string">
            <text:p>Commits</text:p>
          </table:table-cell>
          <table:table-cell office:value-type="string">
            <text:p>angefragt</text:p>
          </table:table-cell>
          <table:table-cell office:value-type="string">
            <text:p>stimmt zu</text:p>
          </table:table-cell>
          <table:table-cell office:value-type="string">
            <text:p>lehnt ab</text:p>
          </table:table-cell>
        </table:table-row>
        <table:table-row table:style-name="ro2">
          <table:table-cell office:value-type="string">
            <text:p>bernhard</text:p>
          </table:table-cell>
          <table:table-cell office:value-type="string">
            <text:p>Bernhard Huurdemann</text:p>
          </table:table-cell>
          <table:table-cell/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office:value-type="string">
            <text:p>birken</text:p>
          </table:table-cell>
          <table:table-cell office:value-type="string">
            <text:p>Klaus Birken</text:p>
          </table:table-cell>
          <table:table-cell office:value-type="string">
            <text:p><text:a xlink:href="mailto:klaus.birken@itemis.de" xlink:type="simple">klaus.birken@itemis.de</text:a></text:p>
          </table:table-cell>
          <table:table-cell office:value-type="float" office:value="361">
            <text:p>361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carsten</text:p>
          </table:table-cell>
          <table:table-cell office:value-type="string">
            <text:p>Carsten Schwarz</text:p>
          </table:table-cell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3">
          <table:table-cell office:value-type="string">
            <text:p>chris</text:p>
          </table:table-cell>
          <table:table-cell office:value-type="string">
            <text:p>Christian Wagner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christia</text:p>
          </table:table-cell>
          <table:table-cell office:value-type="string">
            <text:p>Christian Wrobel(?)</text:p>
          </table:table-cell>
          <table:table-cell/>
          <table:table-cell office:value-type="float" office:value="360">
            <text:p>360</text:p>
          </table:table-cell>
          <table:table-cell table:number-columns-repeated="3"/>
        </table:table-row>
        <table:table-row table:style-name="ro1">
          <table:table-cell office:value-type="string">
            <text:p>christian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3"/>
        </table:table-row>
        <table:table-row table:style-name="ro4">
          <table:table-cell office:value-type="string">
            <text:p>christi</text:p>
          </table:table-cell>
          <table:table-cell office:value-type="string">
            <text:p>Christian Engwer</text:p>
          </table:table-cell>
          <table:table-cell office:value-type="string">
            <text:p>christian.engwer@uni-muenster.d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4">
          <table:table-cell office:value-type="string">
            <text:p>christop</text:p>
          </table:table-cell>
          <table:table-cell office:value-type="string">
            <text:p>Christoph Reisinger</text:p>
          </table:table-cell>
          <table:table-cell office:value-type="string">
            <text:p>reisinge@maths.ox.ac.uk</text:p>
          </table:table-cell>
          <table:table-cell office:value-type="float" office:value="47">
            <text:p>47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creising</text:p>
          </table:table-cell>
          <table:table-cell office:value-type="string">
            <text:p>Christoph Reisinger</text:p>
          </table:table-cell>
          <table:table-cell office:value-type="string">
            <text:p>reisinge@maths.ox.ac.uk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df</text:p>
          </table:table-cell>
          <table:table-cell office:value-type="string">
            <text:p>Dirk Feuchter, d3f?</text:p>
          </table:table-cell>
          <table:table-cell office:value-type="string">
            <text:p><text:a xlink:href="mailto:dirk.feuchter@kit.edu" xlink:type="simple">dirk.feuchter@kit.edu</text:a></text:p>
          </table:table-cell>
          <table:table-cell office:value-type="float" office:value="369">
            <text:p>369</text:p>
          </table:table-cell>
          <table:table-cell table:number-columns-repeated="3"/>
        </table:table-row>
        <table:table-row table:style-name="ro2">
          <table:table-cell office:value-type="string">
            <text:p>dirk</text:p>
          </table:table-cell>
          <table:table-cell office:value-type="string">
            <text:p>Dirk Feuchter</text:p>
          </table:table-cell>
          <table:table-cell office:value-type="string">
            <text:p><text:a xlink:href="mailto:dirk.feuchter@kit.edu" xlink:type="simple">dirk.feuchter@kit.edu</text:a></text:p>
          </table:table-cell>
          <table:table-cell office:value-type="float" office:value="29">
            <text:p>29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dmitriy</text:p>
          </table:table-cell>
          <table:table-cell office:value-type="string">
            <text:p>Dmitriy Logachenko</text:p>
          </table:table-cell>
          <table:table-cell office:value-type="string">
            <text:p><text:a xlink:href="mailto:dmitry.logashenko@stw.de" xlink:type="simple">dmitry.logashenko@stw.de</text:a>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frolko</text:p>
          </table:table-cell>
          <table:table-cell office:value-type="string">
            <text:p>Peter Frolkovic (Bratislava)</text:p>
          </table:table-cell>
          <table:table-cell office:value-type="string">
            <text:p><text:a xlink:href="mailto:peter.frolkovic@stuba.sk" xlink:type="simple">peter.frolkovic@stuba.sk</text:a>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gabi</text:p>
          </table:table-cell>
          <table:table-cell office:value-type="string">
            <text:p>Gabi Beddies</text:p>
          </table:table-cell>
          <table:table-cell/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office:value-type="string">
            <text:p>george</text:p>
          </table:table-cell>
          <table:table-cell office:value-type="string">
            <text:p>George Mazurkiewicz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3">
          <table:table-cell office:value-type="string">
            <text:p>gordner</text:p>
          </table:table-cell>
          <table:table-cell office:value-type="string">
            <text:p>Achim Gordner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3">
          <table:table-cell office:value-type="string">
            <text:p>hauser</text:p>
          </table:table-cell>
          <table:table-cell office:value-type="string">
            <text:p>Andreas Hauser</text:p>
          </table:table-cell>
          <table:table-cell office:value-type="string">
            <text:p>awh.hauser@gmx.net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henrik</text:p>
          </table:table-cell>
          <table:table-cell office:value-type="string">
            <text:p>Henrik Rentz-Reichert</text:p>
          </table:table-cell>
          <table:table-cell office:value-type="string">
            <text:p>hrr@protos.de</text:p>
          </table:table-cell>
          <table:table-cell office:value-type="float" office:value="574">
            <text:p>574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ingo</text:p>
          </table:table-cell>
          <table:table-cell office:value-type="string">
            <text:p>Ingo Heppner</text:p>
          </table:table-cell>
          <table:table-cell office:value-type="string">
            <text:p><text:a xlink:href="mailto:Ingo.Heppner@web.de" xlink:type="simple">Ingo.Heppner@web.de</text:a>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joe</text:p>
          </table:table-cell>
          <table:table-cell office:value-type="string">
            <text:p>Jorrit Fahlke</text:p>
          </table:table-cell>
          <table:table-cell office:value-type="string">
            <text:p>jorrit@jorrit.d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juergen</text:p>
          </table:table-cell>
          <table:table-cell office:value-type="string">
            <text:p>Jürgen Bey</text:p>
          </table:table-cell>
          <table:table-cell office:value-type="string">
            <text:p>www.datavillage.de/de/impressum.html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kathrin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</table:table-row>
        <table:table-row table:style-name="ro5">
          <table:table-cell office:value-type="string">
            <text:p>klaus</text:p>
          </table:table-cell>
          <table:table-cell office:value-type="string">
            <text:p>Klaus Johannsen</text:p>
          </table:table-cell>
          <table:table-cell office:value-type="string">
            <text:p>klaus.johannsen@uni.no</text:p>
            <text:p/>
          </table:table-cell>
          <table:table-cell office:value-type="float" office:value="505">
            <text:p>505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4">
          <table:table-cell office:value-type="string">
            <text:p>lampe</text:p>
          </table:table-cell>
          <table:table-cell office:value-type="string">
            <text:p>Michael Lampe</text:p>
          </table:table-cell>
          <table:table-cell office:value-type="string">
            <text:p>Michael.Lampe@gcsc.uni-frankfurt.de</text:p>
          </table:table-cell>
          <table:table-cell office:value-type="float" office:value="176">
            <text:p>176</text:p>
          </table:table-cell>
          <table:table-cell table:number-columns-repeated="3"/>
        </table:table-row>
        <table:table-row table:style-name="ro4">
          <table:table-cell office:value-type="string">
            <text:p>langsn</text:p>
          </table:table-cell>
          <table:table-cell office:value-type="string">
            <text:p>Stefan Lang</text:p>
          </table:table-cell>
          <table:table-cell office:value-type="string">
            <text:p>Stefan.Lang@iwr.uni-heidelberg.de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4">
          <table:table-cell office:value-type="string">
            <text:p>mblatt</text:p>
          </table:table-cell>
          <table:table-cell office:value-type="string">
            <text:p>Markus Blatt</text:p>
          </table:table-cell>
          <table:table-cell office:value-type="string">
            <text:p>markus@dr-blatt.d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4">
          <table:table-cell office:value-type="string">
            <text:p>niko</text:p>
          </table:table-cell>
          <table:table-cell office:value-type="string">
            <text:p>Nico Neuß</text:p>
          </table:table-cell>
          <table:table-cell office:value-type="string">
            <text:p>neuss@am.uni-erlangen.de</text:p>
          </table:table-cell>
          <table:table-cell office:value-type="float" office:value="103">
            <text:p>103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os</text:p>
          </table:table-cell>
          <table:table-cell office:value-type="string">
            <text:p>Oliver Sterz(?)</text:p>
          </table:table-cell>
          <table:table-cell office:value-type="string">
            <text:p>oliver.sterz@t-online.de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paxion</text:p>
          </table:table-cell>
          <table:table-cell office:value-type="string">
            <text:p>Sebastien Paxion</text:p>
          </table:table-cell>
          <table:table-cell office:value-type="string">
            <text:p>sebastien.paxion@daimlerchrysler.c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4">
          <table:table-cell office:value-type="string">
            <text:p>peter</text:p>
          </table:table-cell>
          <table:table-cell office:value-type="string">
            <text:p>Peter Bastian</text:p>
          </table:table-cell>
          <table:table-cell office:value-type="string">
            <text:p>peter.bastian@iwr.uni-heidelberg.de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philip</text:p>
          </table:table-cell>
          <table:table-cell office:value-type="string">
            <text:p>Philip Broser</text:p>
          </table:table-cell>
          <table:table-cell office:value-type="string">
            <text:p>drbroser.org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reichenb</text:p>
          </table:table-cell>
          <table:table-cell office:value-type="string">
            <text:p>Volker Reichenberger</text:p>
          </table:table-cell>
          <table:table-cell table:style-name="ce1" office:value-type="string">
            <text:p><text:span text:style-name="T1"><text:a xlink:href="mailto:volker.reichenberger@reutlingen-university.de" xlink:type="simple">volker.reichenberger@reutlingen-university.de</text:a></text:span></text:p>
          </table:table-cell>
          <table:table-cell office:value-type="float" office:value="253">
            <text:p>253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root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sander</text:p>
          </table:table-cell>
          <table:table-cell office:value-type="string">
            <text:p>Oliver Sander</text:p>
          </table:table-cell>
          <table:table-cell office:value-type="string">
            <text:p><text:a xlink:href="mailto:sander@igpm.rwth-aachen.de" xlink:type="simple">sander@igpm.rwth-aachen.de</text:a></text:p>
          </table:table-cell>
          <table:table-cell office:value-type="float" office:value="548">
            <text:p>548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3">
          <table:table-cell office:value-type="string">
            <text:p>sandra</text:p>
          </table:table-cell>
          <table:table-cell office:value-type="string">
            <text:p>Sandra Nägele</text:p>
          </table:table-cell>
          <table:table-cell/>
          <table:table-cell office:value-type="float" office:value="34">
            <text:p>34</text:p>
          </table:table-cell>
          <table:table-cell table:number-columns-repeated="3"/>
        </table:table-row>
        <table:table-row table:style-name="ro4">
          <table:table-cell office:value-type="string">
            <text:p>stefan</text:p>
          </table:table-cell>
          <table:table-cell office:value-type="string">
            <text:p>Stefan Lang</text:p>
          </table:table-cell>
          <table:table-cell office:value-type="string">
            <text:p>Stefan.Lang@iwr.uni-heidelberg.de</text:p>
          </table:table-cell>
          <table:table-cell office:value-type="float" office:value="1182">
            <text:p>1182</text:p>
          </table:table-cell>
          <table:table-cell table:number-columns-repeated="3"/>
        </table:table-row>
        <table:table-row table:style-name="ro2">
          <table:table-cell office:value-type="string">
            <text:p>thimo</text:p>
          </table:table-cell>
          <table:table-cell office:value-type="string">
            <text:p>Thimo Neubauer</text:p>
          </table:table-cell>
          <table:table-cell office:value-type="string">
            <text:p>Thimo.Neubauer@cst.de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UG-GRAPE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ugtest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ug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3"/>
        </table:table-row>
        <table:table-row table:style-name="ro4">
          <table:table-cell office:value-type="string">
            <text:p>wieners</text:p>
          </table:table-cell>
          <table:table-cell office:value-type="string">
            <text:p>Christian Wieners</text:p>
          </table:table-cell>
          <table:table-cell office:value-type="string">
            <text:p>christian.wieners@kit.edu</text:p>
          </table:table-cell>
          <table:table-cell office:value-type="float" office:value="1374">
            <text:p>1374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6" table:number-rows-repeated="1048533">
          <table:table-cell table:number-columns-repeated="7"/>
        </table:table-row>
        <table:table-row table:style-name="ro6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8">00.00.0000</text:date>, <text:time style:data-style-name="N2" text:time-value="0000-00-00T15:17:1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_64 LibreOffice_project/400m0$Build-3</meta:generator>
    <dc:date>2013-07-18T11:18:08</dc:date>
    <meta:editing-duration>P3DT17H48M42S</meta:editing-duration>
    <meta:editing-cycles>39</meta:editing-cycles>
    <meta:document-statistic meta:table-count="1" meta:cell-count="165" meta:object-count="0"/>
  </office:meta>
</office:document-meta>
</file>